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table:style-name="ce1" office:value-type="string">
            <text:p>10 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.2">
            <text:p>1,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2">
            <text:p>1,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15.03.2018</text:date>, <text:time>00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5S</meta:editing-duration>
    <meta:editing-cycles>3</meta:editing-cycles>
    <meta:generator>OpenOffice/4.1.2$Win32 OpenOffice.org_project/412m3$Build-9782</meta:generator>
    <dc:date>2018-03-15T00:04:48.54</dc:date>
    <dc:creator>Cosimo Palma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